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draw:auto-grow-height="false" draw:fit-to-size="false" style:shrink-to-fi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Titl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Some text</text:p>
              </text:list-item>
              <text:list-item>
                <text:p>And magic word: “Crash”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8.5cm" svg:height="13.364cm" svg:x="1.25cm" svg:y="15.636cm" presentation:class="notes" presentation:user-transformed="true">
            <draw:text-box>
              <text:p text:style-name="P1">Notes which include the magic word: “Crash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3T16:42:58.204505378</meta:creation-date>
    <dc:date>2021-06-03T22:40:20.519044477</dc:date>
    <meta:editing-duration>PT13M4S</meta:editing-duration>
    <meta:editing-cycles>7</meta:editing-cycles>
    <meta:generator>LibreOfficeDev/7.2.0.0.alpha1$Linux_X86_64 LibreOffice_project/3b030abc7fff88f3f295496604d02a95e696ffe5</meta:generator>
    <meta:document-statistic meta:object-count="25"/>
  </office:meta>
</office:document-meta>
</file>